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modern"/>
    <style:font-face style:name="DejaVu Sans Mono" svg:font-family="'DejaVu Sans Mono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_20__28_user_29_">
      <style:paragraph-properties fo:text-align="center" style:justify-single-word="false"/>
      <style:text-properties style:font-name="Times New Roman" fo:font-size="14pt" fo:font-weight="bold" officeooo:paragraph-rsid="001ef45b" style:font-size-asian="14pt" style:font-weight-asian="bold" style:font-name-complex="Times New Roman" style:font-size-complex="14pt" style:font-weight-complex="bold"/>
    </style:style>
    <style:style style:name="P2" style:family="paragraph" style:parent-style-name="Preformatted_20_Text_20__28_user_29_">
      <style:paragraph-properties fo:text-align="start" style:justify-single-word="false" fo:background-color="#e6e6ff">
        <style:background-image/>
      </style:paragraph-properties>
      <style:text-properties style:font-name="Times New Roman" fo:font-size="14pt" fo:font-weight="bold" officeooo:paragraph-rsid="001ef45b" style:font-size-asian="14pt" style:font-weight-asian="bold" style:font-name-complex="Times New Roman" style:font-size-complex="14pt" style:font-weight-complex="bold"/>
    </style:style>
    <style:style style:name="P3" style:family="paragraph" style:parent-style-name="Text_20_body">
      <style:paragraph-properties fo:text-align="start" style:justify-single-word="false" fo:background-color="#e6e6ff">
        <style:background-image/>
      </style:paragraph-properties>
      <style:text-properties style:font-name="Times New Roman" fo:font-size="14pt" fo:font-weight="bold" officeooo:rsid="001ef45b" officeooo:paragraph-rsid="001ef45b" style:font-size-asian="14pt" style:font-weight-asian="bold" style:font-name-complex="Times New Roman" style:font-size-complex="14pt" style:font-weight-complex="bold"/>
    </style:style>
    <style:style style:name="P4" style:family="paragraph" style:parent-style-name="Text_20_body">
      <style:paragraph-properties fo:text-align="start" style:justify-single-word="false" fo:background-color="#e6e6ff">
        <style:background-image/>
      </style:paragraph-properties>
      <style:text-properties style:font-name="Times New Roman" fo:font-size="14pt" fo:font-weight="bold" officeooo:paragraph-rsid="001ef45b" style:font-size-asian="14pt" style:font-weight-asian="bold" style:font-name-complex="Times New Roman" style:font-size-complex="14pt" style:font-weight-complex="bold"/>
    </style:style>
    <style:style style:name="P5" style:family="paragraph" style:parent-style-name="Standard">
      <style:text-properties officeooo:rsid="001ef45b" officeooo:paragraph-rsid="001ef45b"/>
    </style:style>
    <style:style style:name="P6" style:family="paragraph" style:parent-style-name="Standard">
      <style:text-properties style:font-name="Times New Roman" fo:font-size="14pt" fo:font-weight="bold" officeooo:rsid="001ef45b" officeooo:paragraph-rsid="001ef45b" style:font-size-asian="14pt" style:font-weight-asian="bold" style:font-name-complex="Times New Roman" style:font-size-complex="14pt" style:font-weight-complex="bold"/>
    </style:style>
    <style:style style:name="P7" style:family="paragraph" style:parent-style-name="Standard">
      <style:text-properties officeooo:rsid="001f2d96" officeooo:paragraph-rsid="001f2d96"/>
    </style:style>
    <style:style style:name="P8" style:family="paragraph" style:parent-style-name="Standard">
      <style:text-properties officeooo:rsid="001f2d96" officeooo:paragraph-rsid="0022a838"/>
    </style:style>
    <style:style style:name="P9" style:family="paragraph" style:parent-style-name="Standard">
      <style:text-properties officeooo:rsid="00212169" officeooo:paragraph-rsid="00212169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size="14pt" fo:font-weight="normal" officeooo:rsid="001ef45b" officeooo:paragraph-rsid="001ef45b" style:font-size-asian="14pt" style:font-weight-asian="normal" style:font-name-complex="Times New Roman" style:font-size-complex="14pt" style:font-weight-complex="normal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Times New Roman" fo:font-size="14pt" fo:font-weight="normal" officeooo:rsid="001ef45b" officeooo:paragraph-rsid="001ef45b" style:font-size-asian="14pt" style:font-weight-asian="normal" style:font-name-complex="Times New Roman" style:font-size-complex="14pt" style:font-weight-complex="normal"/>
    </style:style>
    <style:style style:name="P12" style:family="paragraph" style:parent-style-name="Text_20_body">
      <style:paragraph-properties fo:line-height="100%" fo:text-align="start" style:justify-single-word="false"/>
      <style:text-properties style:font-name="Times New Roman" fo:font-size="14pt" fo:font-weight="normal" officeooo:rsid="001f2d96" officeooo:paragraph-rsid="0022a838" style:font-size-asian="14pt" style:font-weight-asian="normal" style:font-name-complex="Times New Roman" style:font-size-complex="14pt" style:font-weight-complex="normal"/>
    </style:style>
    <style:style style:name="P13" style:family="paragraph" style:parent-style-name="Text_20_body">
      <style:text-properties officeooo:rsid="001ef45b" officeooo:paragraph-rsid="001ef45b"/>
    </style:style>
    <style:style style:name="P14" style:family="paragraph" style:parent-style-name="Heading_20_2">
      <style:paragraph-properties fo:text-align="start" style:justify-single-word="false"/>
      <style:text-properties style:font-name="Times New Roman" fo:font-size="14pt" fo:font-weight="normal" officeooo:paragraph-rsid="001ef45b" style:font-size-asian="14pt" style:font-weight-asian="normal" style:font-name-complex="Times New Roman" style:font-size-complex="14pt" style:font-weight-complex="normal"/>
    </style:style>
    <style:style style:name="P15" style:family="paragraph" style:parent-style-name="Standard">
      <style:text-properties style:font-name="Times New Roman" fo:font-size="14pt" fo:font-weight="normal" officeooo:rsid="001f2d96" officeooo:paragraph-rsid="0022a838" style:font-size-asian="14pt" style:font-weight-asian="normal" style:font-name-complex="Times New Roman" style:font-size-complex="14pt" style:font-weight-complex="normal"/>
    </style:style>
    <style:style style:name="P16" style:family="paragraph" style:parent-style-name="Standard">
      <style:text-properties officeooo:rsid="0025823c" officeooo:paragraph-rsid="00263e24"/>
    </style:style>
    <style:style style:name="P17" style:family="paragraph" style:parent-style-name="Standard">
      <style:text-properties officeooo:rsid="00263e24" officeooo:paragraph-rsid="00263e24"/>
    </style:style>
    <style:style style:name="P18" style:family="paragraph" style:parent-style-name="Standard">
      <style:text-properties officeooo:rsid="00266d1e" officeooo:paragraph-rsid="00266d1e"/>
    </style:style>
    <style:style style:name="P19" style:family="paragraph" style:parent-style-name="Standard">
      <style:text-properties officeooo:rsid="00279891" officeooo:paragraph-rsid="00279891"/>
    </style:style>
    <style:style style:name="P20" style:family="paragraph" style:parent-style-name="Standard">
      <style:text-properties officeooo:rsid="002899bc" officeooo:paragraph-rsid="002899bc"/>
    </style:style>
    <style:style style:name="P21" style:family="paragraph" style:parent-style-name="Standard">
      <style:text-properties officeooo:rsid="0029b03d" officeooo:paragraph-rsid="0029b03d"/>
    </style:style>
    <style:style style:name="P22" style:family="paragraph" style:parent-style-name="Standard">
      <style:text-properties officeooo:rsid="002b0d2b" officeooo:paragraph-rsid="002b0d2b"/>
    </style:style>
    <style:style style:name="T1" style:family="text"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T2" style:family="text">
      <style:text-properties style:font-name="Times New Roman" fo:font-size="14pt" fo:font-weight="normal" officeooo:rsid="00263e24" style:font-size-asian="14pt" style:font-weight-asian="normal" style:font-name-complex="Times New Roman" style:font-size-complex="14pt" style:font-weight-complex="normal"/>
    </style:style>
    <style:style style:name="T3" style:family="text">
      <style:text-properties style:font-name="Times New Roman" fo:font-size="14pt" fo:font-weight="normal" officeooo:rsid="002b0d2b" style:font-size-asian="14pt" style:font-weight-asian="normal" style:font-name-complex="Times New Roman" style:font-size-complex="14pt" style:font-weight-complex="normal"/>
    </style:style>
    <style:style style:name="T4" style:family="text">
      <style:text-properties style:font-name="Times New Roman" fo:font-size="14pt" style:font-size-asian="14pt" style:font-name-complex="Times New Roman" style:font-size-complex="14pt"/>
    </style:style>
    <style:style style:name="T5" style:family="text">
      <style:text-properties style:font-name="Times New Roman" fo:font-size="14pt" fo:font-style="normal" style:font-size-asian="14pt" style:font-style-asian="normal" style:font-name-complex="Times New Roman" style:font-size-complex="14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1.</text:span></text:p>
      <text:p text:style-name="P17"><text:span text:style-name="T1">[root@localhost selld]# pvcreate /dev/sdb1</text:span></text:p>
      <text:p text:style-name="P17"><text:span text:style-name="T1">[root@localhost selld]# pvcreate /dev/sdb2</text:span></text:p>
      <text:p text:style-name="P17"><text:span text:style-name="T1">[root@localhost selld]# pvcreate /dev/sdb3</text:span></text:p>
      <text:p text:style-name="P16"><text:span text:style-name="T2">[root@localhost selld]# vgcreate vg1 /dev/sdb1 /dev/sdb2 /dev/sdb3 -s 128</text:span></text:p>
      <text:p text:style-name="P17"><text:span text:style-name="T1">2.</text:span></text:p>
      <text:p text:style-name="P18"><text:span text:style-name="T2">[root@localhost selld]# </text:span><text:span text:style-name="T1">lvcreate -l 5 vg2</text:span></text:p>
      <text:p text:style-name="P18"><text:span text:style-name="T1">3.</text:span></text:p>
      <text:p text:style-name="P18"><text:span text:style-name="T2">[root@localhost selld]# </text:span><text:span text:style-name="T1">lvcreate -l 100%VG vg2</text:span></text:p>
      <text:p text:style-name="P19"><text:span text:style-name="T1">4.</text:span></text:p>
      <text:p text:style-name="P20"><text:span text:style-name="T1">[root@localhost ~]# resize2fs -M /dev/vg2/lvol0</text:span></text:p>
      <text:p text:style-name="P20"><text:span text:style-name="T1">resize2fs 1.42.9 (28-Dec-2013)</text:span></text:p>
      <text:p text:style-name="P20"><text:span text:style-name="T1">Resizing the filesystem on /dev/vg2/lvol0 to 12679 (4k) blocks.</text:span></text:p>
      <text:p text:style-name="P20"><text:span text:style-name="T1">The filesystem on /dev/vg2/lvol0 is now 12679 blocks long.</text:span></text:p>
      <text:p text:style-name="P20"><text:span text:style-name="T1">(12679*4000/512)*512 = 50688000B </text:span><text:span text:style-name="T3">&lt; размера экстенты 128М</text:span></text:p>
      <text:p text:style-name="P20"><text:span text:style-name="T1">[root@localhost ~]# <text:s text:c="5"/>lvresize -L </text:span><text:span text:style-name="T3">128М</text:span><text:span text:style-name="T1"> vg2/lvol0</text:span></text:p>
      <text:p text:style-name="P22"><text:s text:c="2"/>WARNING: Reducing active logical volume to 128,00 MiB</text:p>
      <text:p text:style-name="P22"><text:s text:c="2"/>THIS MAY DESTROY YOUR DATA (filesystem etc.)</text:p>
      <text:p text:style-name="P22">Do you really want to reduce lvol0? [y/n]: y</text:p>
      <text:p text:style-name="P22"><text:s text:c="2"/>Reducing logical volume lvol0 to 128,00 MiB</text:p>
      <text:p text:style-name="P22"><text:s text:c="2"/>Logical volume lvol0 successfully resized</text:p>
      <text:p text:style-name="P21"><text:span text:style-name="T1">5.</text:span></text:p>
      <text:p text:style-name="P22"><text:span text:style-name="T1">[root@localhost ~]# pvmove -n vg2/lvol0 /dev/sdb1 /dev/sdb2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modern"/>
    <style:font-face style:name="DejaVu Sans Mono" svg:font-family="'DejaVu Sans Mono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_20__28_user_29_" style:display-name="Preformatted Text (user)" style:family="paragraph" style:parent-style-name="Standard">
      <style:paragraph-properties fo:margin-top="0cm" fo:margin-bottom="0cm" style:contextual-spacing="false"/>
      <style:text-properties style:font-name="DejaVu Sans Mono" fo:font-family="'DejaVu Sans Mono'" style:font-family-generic="modern" fo:font-size="10pt" style:font-name-asian="DejaVu Sans" style:font-family-asian="'DejaVu Sans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Heading_20_2" style:display-name="Heading 2" style:family="paragraph" style:parent-style-name="Heading_20__28_user_29_" style:next-style-name="Text_20_body" style:default-outline-level="2" style:list-style-name="WW8Num1" style:class="text">
      <style:text-properties style:font-name="Liberation Serif1" fo:font-family="'Liberation Serif', 'Times New Roman'" style:font-family-generic="roman" style:font-pitch="variable" fo:font-size="18pt" fo:font-weight="bold" style:font-name-asian="DejaVu Sans1" style:font-family-asian="'DejaVu Sans'" style:font-pitch-asian="variable" style:font-size-asian="18pt" style:font-weight-asian="bold" style:font-name-complex="DejaVu Sans1" style:font-family-complex="'DejaVu Sans'" style:font-pitch-complex="variable" style:font-size-complex="1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09:13:00.464511880</meta:creation-date>
    <dc:date>2014-11-17T17:26:07.520510479</dc:date>
    <meta:editing-duration>PT3H2M59S</meta:editing-duration>
    <meta:editing-cycles>7</meta:editing-cycles>
    <meta:generator>LibreOffice/4.2.7.2$Linux_X86_64 LibreOffice_project/420m0$Build-2</meta:generator>
    <meta:document-statistic meta:table-count="0" meta:image-count="0" meta:object-count="0" meta:page-count="1" meta:paragraph-count="23" meta:word-count="120" meta:character-count="905" meta:non-whitespace-character-count="783"/>
  </office:meta>
</office:document-meta>
</file>